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officeooo:rsid="00201700" officeooo:paragraph-rsid="00201700" style:font-weight-asian="bold" style:font-weight-complex="bold"/>
    </style:style>
    <style:style style:name="P2" style:family="paragraph" style:parent-style-name="Standard">
      <style:text-properties fo:font-weight="normal" officeooo:rsid="002d600b" officeooo:paragraph-rsid="002d600b" style:font-weight-asian="normal" style:font-weight-complex="normal"/>
    </style:style>
    <style:style style:name="P3" style:family="paragraph" style:parent-style-name="Standard">
      <style:text-properties officeooo:paragraph-rsid="00368735"/>
    </style:style>
    <style:style style:name="P4" style:family="paragraph" style:parent-style-name="Standard">
      <style:text-properties fo:font-weight="normal" officeooo:rsid="002d600b" officeooo:paragraph-rsid="002d600b" style:font-weight-asian="normal" style:font-weight-complex="normal"/>
    </style:style>
    <style:style style:name="P5" style:family="paragraph" style:parent-style-name="Standard">
      <style:text-properties fo:font-weight="normal" officeooo:rsid="00459905" officeooo:paragraph-rsid="00459905" style:font-weight-asian="normal" style:font-weight-complex="normal"/>
    </style:style>
    <style:style style:name="P6" style:family="paragraph" style:parent-style-name="Standard">
      <style:text-properties fo:font-weight="normal" officeooo:rsid="0049327c" officeooo:paragraph-rsid="0049327c" style:font-weight-asian="normal" style:font-weight-complex="normal"/>
    </style:style>
    <style:style style:name="P7" style:family="paragraph" style:parent-style-name="Standard">
      <style:text-properties fo:font-weight="normal" officeooo:rsid="004d6766" officeooo:paragraph-rsid="004d6766" style:font-weight-asian="normal" style:font-weight-complex="normal"/>
    </style:style>
    <style:style style:name="P8" style:family="paragraph" style:parent-style-name="Standard">
      <style:text-properties officeooo:paragraph-rsid="003da332"/>
    </style:style>
    <style:style style:name="P9" style:family="paragraph" style:parent-style-name="Standard">
      <style:text-properties officeooo:paragraph-rsid="00368735"/>
    </style:style>
    <style:style style:name="P10" style:family="paragraph" style:parent-style-name="Standard">
      <style:text-properties officeooo:rsid="0046a4e5" officeooo:paragraph-rsid="0046a4e5"/>
    </style:style>
    <style:style style:name="P11" style:family="paragraph" style:parent-style-name="Standard">
      <style:text-properties officeooo:rsid="0046a4e5" officeooo:paragraph-rsid="0049327c"/>
    </style:style>
    <style:style style:name="P12" style:family="paragraph" style:parent-style-name="Standard">
      <style:text-properties officeooo:paragraph-rsid="0049327c"/>
    </style:style>
    <style:style style:name="P13" style:family="paragraph" style:parent-style-name="Standard">
      <style:text-properties officeooo:rsid="0049327c" officeooo:paragraph-rsid="0049327c"/>
    </style:style>
    <style:style style:name="P14" style:family="paragraph" style:parent-style-name="Standard">
      <style:text-properties officeooo:rsid="00498cef" officeooo:paragraph-rsid="00498cef"/>
    </style:style>
    <style:style style:name="P15" style:family="paragraph" style:parent-style-name="Standard">
      <style:text-properties officeooo:rsid="004b1fb6" officeooo:paragraph-rsid="004b1fb6"/>
    </style:style>
    <style:style style:name="P16" style:family="paragraph" style:parent-style-name="Standard">
      <style:text-properties officeooo:paragraph-rsid="004b1fb6"/>
    </style:style>
    <style:style style:name="P17" style:family="paragraph" style:parent-style-name="Standard">
      <style:text-properties officeooo:paragraph-rsid="004d6766"/>
    </style:style>
    <style:style style:name="P18" style:family="paragraph" style:parent-style-name="Standard">
      <style:text-properties officeooo:rsid="004dfc12" officeooo:paragraph-rsid="004dfc12"/>
    </style:style>
    <style:style style:name="P19" style:family="paragraph" style:parent-style-name="Standard">
      <style:text-properties fo:font-weight="bold" officeooo:rsid="0040fd4b" officeooo:paragraph-rsid="003da332" style:font-weight-asian="bold" style:font-weight-complex="bold"/>
    </style:style>
    <style:style style:name="P20" style:family="paragraph" style:parent-style-name="Standard">
      <style:text-properties officeooo:paragraph-rsid="004dfc12"/>
    </style:style>
    <style:style style:name="P21" style:family="paragraph" style:parent-style-name="Standard">
      <style:text-properties officeooo:rsid="004fb611" officeooo:paragraph-rsid="004fb611"/>
    </style:style>
    <style:style style:name="P22" style:family="paragraph" style:parent-style-name="Text_20_body">
      <style:text-properties officeooo:rsid="004fb611" officeooo:paragraph-rsid="004fb611"/>
    </style:style>
    <style:style style:name="T1" style:family="text">
      <style:text-properties fo:font-weight="normal" officeooo:rsid="002d4d02" style:font-weight-asian="normal" style:font-weight-complex="normal"/>
    </style:style>
    <style:style style:name="T2" style:family="text">
      <style:text-properties fo:font-weight="normal" officeooo:rsid="0046a4e5" style:font-weight-asian="normal" style:font-weight-complex="normal"/>
    </style:style>
    <style:style style:name="T3" style:family="text">
      <style:text-properties fo:font-weight="normal" officeooo:rsid="004d6766" style:font-weight-asian="normal" style:font-weight-complex="normal"/>
    </style:style>
    <style:style style:name="T4" style:family="text">
      <style:text-properties fo:font-weight="normal" officeooo:rsid="004dfc1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9c951" style:font-weight-asian="bold" style:font-weight-complex="bold"/>
    </style:style>
    <style:style style:name="T7" style:family="text">
      <style:text-properties fo:font-weight="bold" officeooo:rsid="00368735" style:font-weight-asian="bold" style:font-weight-complex="bold"/>
    </style:style>
    <style:style style:name="T8" style:family="text">
      <style:text-properties fo:font-weight="bold" officeooo:rsid="003e6c0c" style:font-weight-asian="bold" style:font-weight-complex="bold"/>
    </style:style>
    <style:style style:name="T9" style:family="text">
      <style:text-properties fo:font-weight="bold" officeooo:rsid="0046a4e5" style:font-weight-asian="bold" style:font-weight-complex="bold"/>
    </style:style>
    <style:style style:name="T10" style:family="text">
      <style:text-properties fo:font-weight="bold" officeooo:rsid="00489d61" style:font-weight-asian="bold" style:font-weight-complex="bold"/>
    </style:style>
    <style:style style:name="T11" style:family="text">
      <style:text-properties fo:font-weight="bold" officeooo:rsid="0049327c" style:font-weight-asian="bold" style:font-weight-complex="bold"/>
    </style:style>
    <style:style style:name="T12" style:family="text">
      <style:text-properties fo:font-weight="bold" officeooo:rsid="00498cef" style:font-weight-asian="bold" style:font-weight-complex="bold"/>
    </style:style>
    <style:style style:name="T13" style:family="text">
      <style:text-properties fo:font-weight="bold" officeooo:rsid="004d6766" style:font-weight-asian="bold" style:font-weight-complex="bold"/>
    </style:style>
    <style:style style:name="T14" style:family="text">
      <style:text-properties fo:font-weight="bold" officeooo:rsid="004dfc12" style:font-weight-asian="bold" style:font-weight-complex="bold"/>
    </style:style>
    <style:style style:name="T15" style:family="text">
      <style:text-properties officeooo:rsid="0025c232"/>
    </style:style>
    <style:style style:name="T16" style:family="text">
      <style:text-properties officeooo:rsid="0029c951"/>
    </style:style>
    <style:style style:name="T17" style:family="text">
      <style:text-properties officeooo:rsid="003499a5"/>
    </style:style>
    <style:style style:name="T18" style:family="text">
      <style:text-properties fo:font-style="italic"/>
    </style:style>
    <style:style style:name="T19" style:family="text">
      <style:text-properties officeooo:rsid="00459905"/>
    </style:style>
    <style:style style:name="T20" style:family="text">
      <style:text-properties officeooo:rsid="00489d61"/>
    </style:style>
    <style:style style:name="T21" style:family="text">
      <style:text-properties officeooo:rsid="0049327c"/>
    </style:style>
    <style:style style:name="T22" style:family="text">
      <style:text-properties officeooo:rsid="00498cef"/>
    </style:style>
    <style:style style:name="T23" style:family="text">
      <style:text-properties officeooo:rsid="004b1fb6"/>
    </style:style>
    <style:style style:name="T24" style:family="text">
      <style:text-properties officeooo:rsid="004d6766"/>
    </style:style>
    <style:style style:name="T25" style:family="text">
      <style:text-properties officeooo:rsid="004dfc12"/>
    </style:style>
    <style:style style:name="T26" style:family="text">
      <style:text-properties officeooo:rsid="004fb6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5">2 July</text:span> 2014 transmission <text:span text:style-name="T25">3/4/6</text:span> <text:span text:style-name="T17">July</text:span> 201<text:span text:style-name="T15">4</text:span></text:p>
      <text:p text:style-name="P1"/>
      <text:p text:style-name="P1"><text:span text:style-name="T16">[0] </text:span>Introduction</text:p>
      <text:p text:style-name="P2"><text:span text:style-name="T19">Hello and welcome once again to IT Stuff, like the full moon we come round every four weeks so this is actually the first of two IT Stuff episodes for July. That’s no way to run a ballroom, is it. Shockingly, this time we are bereft of our regular collaborators Shi and Kriss, but to make up for that we are in the presence of a Youtube megastar, the eponymous Dick of Dick’s Installs. (dot co dot uk)</text:span></text:p>
      <text:p text:style-name="P2"/>
      <text:p text:style-name="P5">So what do we have in the show this time? <text:s/><text:span text:style-name="T21">Later on we’ll be talking about Facebook, Google Glass, and there will be a rant about the Yahoo Community Toolbar. </text:span></text:p>
      <text:p text:style-name="P2"/>
      <text:p text:style-name="P6">But here’s <text:span text:style-name="T24">the past month’s news roundup. <text:s/>Well actually it’s a roundup of FAIL.</text:span></text:p>
      <text:p text:style-name="P2"/>
      <text:p text:style-name="P17"><text:span text:style-name="T13">[2 min]</text:span><text:span text:style-name="T3"> The World Cup in Brazil was ROCKED when </text:span>Brazil's federal police <text:span text:style-name="T24">published pictures from inside their high tech security centre. <text:s/>Left of centre, physically but not politically, was a top brass bloke in a blazer with a suitable scowl. To the right, a huge wall of plasma displays was showing a realtime security sitrep... and the classic words ‘wifi network WORLCUP password </text:span>b5a2112014’ <text:span text:style-name="T24">which is ‘brasil2014’ if you squint at it. <text:s/>FAIL.</text:span></text:p>
      <text:p text:style-name="P2"/>
      <text:p text:style-name="P7">Other epic fail this month was BT, who annoyed their customers last Saturday morning with an old style network flap, and Facebook, which flummoxed its devotees by being down worldwide for half an hour. <text:s/>But that was nothing up to the storm that was about to break...</text:p>
      <text:p text:style-name="P2"/>
      <text:p text:style-name="P3"><text:span text:style-name="T6">[</text:span><text:span text:style-name="T13">4</text:span><text:span text:style-name="T7"> min] </text:span><text:span text:style-name="T9">Facebook (as it turns out) has been messing with your emotions. </text:span><text:span text:style-name="T11">News broke this week that back in </text:span><text:span text:style-name="T12">January 2012, American university researchers working with Facebook manipulated the news feeds of 689,003 Facebook users, to see what happened. <text:s/>The news feeds were filtered, to remove items with ‘positive’ or ‘negative’ emotional content, and then the Facebook posts of the victims were monitored to see whether their own emotions had become more ‘positive’ or ‘negative’. <text:s/>With me so far?</text:span></text:p>
      <text:p text:style-name="P3"/>
      <text:p text:style-name="P14">And there was indeed an effect - a very, very small effect - and so they published a research paper about it, and that’s how the news has just come out about it. But where were the ethics in all this? Clearly no<text:span text:style-name="T23">ne of the subjects</text:span> had <text:span text:style-name="T23">given </text:span>what they call ‘informed consent’. </text:p>
      <text:p text:style-name="P3"/>
      <text:p text:style-name="P14">A lot of people seem to be upset about this, but it’s not entirely clear why <text:span text:style-name="T23">(maybe someone should tell them to calm down). </text:span><text:s/>Everybody knows (because they agreed with it when they signed up), or should know, that Facebook filters what you see in your timeline, because people ‘like’ so many things and so many people that they could never possibly look at all the relevant news. <text:s/>It automatically prioritises what you see from typically 1500 items down to about 300. <text:span text:style-name="T23">All that happened in 2012 was that someone biased the filtering a bit and observed the results. <text:s/>In secret. <text:s/>Tut tut.</text:span></text:p>
      <text:p text:style-name="P3"/>
      <text:p text:style-name="P16"><text:span text:style-name="T23">But what about the effect anyway? <text:s/>Were people’s emotions really affected, or was it just the words they were using in their posts, a kind of neuro linguistic programming? <text:s/>The effects were absolutely tiny, if you know your statistics the largest effect was only </text:span>two hundredths of a standard deviation <text:span text:style-name="T23">and t</text:span>he smallest was one thousandth of a standard deviation.<text:span text:style-name="T23"> <text:s/>Meanwhile at the Large Hadron Collider they need five standard deviations to discover a Higgs boson. </text:span></text:p>
      <text:p text:style-name="P3"/>
      <text:p text:style-name="P13">There are reports that the Information Commisioner’s Office is looking into it, but it’s not obvious whether any laws have actually been broken (here or elsewhere), and meanwhile we are missing the bigger picture of where you are getting your news from and who is controlling it. <text:s/><text:span text:style-name="T22">If your emotions </text:span><text:soft-page-break/><text:span text:style-name="T22">can be manipulated like that, how about your politics or your spending? <text:s/>But that’s exactly what advertising is supposed to do. <text:s/>So is this really something new to get worked up about? </text:span></text:p>
      <text:p text:style-name="P3"/>
      <text:p text:style-name="P14">The question to people like us, is why do you all use Facebook? <text:s/>Nobody I know is on Facebook, <text:span text:style-name="T23">except your super soaraway BCB 106.6 FM, which you should make friends with immediately. <text:s/></text:span>Most of my friends are computers, which leads us to the next item!</text:p>
      <text:p text:style-name="P3"/>
      <text:p text:style-name="P10"><text:span text:style-name="T5">[</text:span><text:span text:style-name="T14">10 </text:span><text:span text:style-name="T5">min]</text:span> <text:span text:style-name="T23">Earlier on this month there was a lot of hoo-hah pretending that “a computer” had “passed” the so-called Turing Test. <text:s/>First, we’d better explain what the Turing Test actually is. <text:s/>The famous <text:s/>mathematician Alan Turing once made an off the cuff comment when asked if computers could truly be said to think, well he said that he guessed by the turn of the century computers would be able to fool people to think they were holding a conversation with another person maybe 30% of the time, and he added that he wasn’t sure that this would count as proper artificial intelligence. But since then the so-called Turing Test has taken on a life of its own, reinvented as the idea that if a computer can convince someone that it’s a person, then the computers have won and are ready to take over and rule mankind. </text:span></text:p>
      <text:p text:style-name="P10"/>
      <text:p text:style-name="P20"><text:span text:style-name="T25">Fast forward to a couple of weeks ago when there was a burst of publicity that a computer had passed the Turing Test! <text:s/>This was a program called Eugene, which was pretending to be a thirteen year old Ukrainian named </text:span>Eugene Goostman <text:span text:style-name="T26">for whom English was a second language. </text:span></text:p>
      <text:p text:style-name="P18"/>
      <text:p text:style-name="P18"><text:span text:style-name="T26">Except, first</text:span>, the participants were not experts, they were a bunch of credulous celebs <text:span text:style-name="T26">who each had just five mins to judge</text:span>, <text:span text:style-name="T26">only ten out of thirty thought it was a real person. </text:span></text:p>
      <text:p text:style-name="P18"/>
      <text:p text:style-name="P20"><text:span text:style-name="T26">Secondly it’s not the first time that this claim was made. <text:s/>For example three years ago </text:span>another bot, Cleverbot, <text:a xlink:type="simple" xlink:href="http://www.newscientist.com/article/dn20865-software-tricks-people-into-thinking-it-is-human.html?DCMP=OTC-rss&amp;nsref=online-news#.U5W65_ldUhM" office:target-frame-name="_blank" xlink:show="new">"pass</text:a><text:a xlink:type="simple" xlink:href="http://www.newscientist.com/article/dn20865-software-tricks-people-into-thinking-it-is-human.html?DCMP=OTC-rss&amp;nsref=online-news#.U5W65_ldUhM" office:target-frame-name="_blank" xlink:show="new"><text:span text:style-name="T26">ed</text:span></text:a><text:a xlink:type="simple" xlink:href="http://www.newscientist.com/article/dn20865-software-tricks-people-into-thinking-it-is-human.html?DCMP=OTC-rss&amp;nsref=online-news#.U5W65_ldUhM" office:target-frame-name="_blank" xlink:show="new">" the Turing Test</text:a> by convincing 59% of judges - <text:span text:style-name="T26">almost twice the score that Eugene achieved. Students have been having a laugh like this for years - famously, Eliza back in the 1970s. </text:span></text:p>
      <text:p text:style-name="P18"/>
      <text:p text:style-name="P20"><text:span text:style-name="T25">And third, it was organised by the notorious Professor Kevin Warwick of the Univeristy of Reading, known as Captain Cyborg because of his past publicity stunts with exaggerated claims. <text:s/>He’s the bloke who had a chip implanted in his arm, for no good reason. B</text:span>ack <text:span text:style-name="T26">in</text:span> 1991, <text:span text:style-name="T26">he</text:span> was predicting "real life Terminators" within ten years.</text:p>
      <text:p text:style-name="P18"/>
      <text:p text:style-name="P18">And fourth, isn’t it cheating when you explain how poor your computer is at English conversation by pretending it’s a Ukrainian teenager? <text:span text:style-name="T26">Did nobody ask him/it about Donestk or Putin or men with guns? </text:span></text:p>
      <text:p text:style-name="P18"/>
      <text:p text:style-name="P18">And fifth, we’re already fourteen years late according to Alan Turing’s prediction, so next time (and there surely will be a next time) please don’t take it seriously. </text:p>
      <text:p text:style-name="P18"/>
      <text:p text:style-name="P21">They have just put a copy on the web, and this is what happened when WIRED tried it:</text:p>
      <text:p text:style-name="P21"/>
      <text:p text:style-name="P22"><text:span text:style-name="Strong_20_Emphasis">WIRED:</text:span> Where are you from?<text:line-break/><text:span text:style-name="Strong_20_Emphasis">Goostman:</text:span> A big Ukrainian city called Odessa on the shores of the Black Sea</text:p>
      <text:p text:style-name="Text_20_body"><text:span text:style-name="Strong_20_Emphasis">WIRED:</text:span> Oh, I’m from the Ukraine. Have you ever been there?<text:line-break/><text:span text:style-name="Strong_20_Emphasis">Goostman:</text:span> ukraine? I’ve never there. But I do suspect that these crappy robots from the Great Robots Cabal will try to defeat this nice place too.</text:p>
      <text:p text:style-name="P10"/>
      <text:p text:style-name="P10"/>
      <text:p text:style-name="P10"/>
      <text:p text:style-name="P15"><text:soft-page-break/><text:span text:style-name="T5">[1</text:span><text:span text:style-name="T14">5</text:span><text:span text:style-name="T5"> min]</text:span> You’re listening to BCB Radio 106.6 FM. <text:s/><text:span text:style-name="T24">We mentioned that you can find BCB on Facebook bcbradio, you can also find us on Twitter (@bcbradio) and on the web at www.bcbradio.co.uk, which is also the home of BCB’s listen again facility. <text:s/>We’re not bluffing, all this stuff is awesome and updated constantly and it’s all for you out there in Bradford. </text:span></text:p>
      <text:p text:style-name="P10"/>
      <text:p text:style-name="P11"><text:span text:style-name="T5">[1</text:span><text:span text:style-name="T14">6 </text:span><text:span text:style-name="T5">min] </text:span><text:span text:style-name="T10">Google Glass </text:span><text:span text:style-name="T20">has gone on sale in Britain, and instantly got banned from Britain’s cinemas. <text:s text:c="2"/>I suppose we’d better explain what Google Glass is. You control it by voice. <text:s/>As well as displaying information it can take pictures and record video. <text:s/>It seems to have got lots of people worked up over privacy, although it can only do what phones already do whilst making you stick out like a tarantula on a slice of angel cake.</text:span></text:p>
      <text:p text:style-name="P11"/>
      <text:p text:style-name="P12"><text:span text:style-name="T20">The price in the States is now one thousand dollars, which in the usual ripoff translates to one thousand pounds. <text:s/>Someone recently published an estimate of what the components actually cost, and it came down to </text:span>$152.47, <text:span text:style-name="T21">and there’s quite a lot of opinion that says the forthcoming smart wristwatches do pretty much everything you want Google Glass to do without looking so daft and costing so much.</text:span></text:p>
      <text:p text:style-name="P12"/>
      <text:p text:style-name="P12"><text:span text:style-name="T21">Anyway, Britain’s </text:span>Cinema Exhibitors' Association has said that customers will be asked not to wear Glass, <text:span text:style-name="T21">for fear of piracy. <text:s/>In translation, that means you’ll get thrown out; in the States you’d get armed police called to arrest you, so maybe not so bad. <text:s/>Glass can only record video in five minute low res clips so don’t even think of trying it. </text:span></text:p>
      <text:p text:style-name="P3"/>
      <text:p text:style-name="P13"><text:span text:style-name="T5">[</text:span><text:span text:style-name="T14">19 min]</text:span><text:span text:style-name="T25"> Try to find Kriss and Shi at a game jam in Leeds!</text:span></text:p>
      <text:p text:style-name="P3"/>
      <text:p text:style-name="P20"><text:span text:style-name="T14">[22 min]</text:span><text:span text:style-name="T25"> Mike’s rant about Yahoo Community Toolbar</text:span></text:p>
      <text:p text:style-name="P8"/>
      <text:p text:style-name="P8"><text:span text:style-name="T14">[ 26 min] </text:span><text:span text:style-name="T6">So that was I.T. Stuff </text:span><text:span text:style-name="T8">for June</text:span><text:span text:style-name="T6">, </text:span><text:span text:style-name="T1">thanks </text:span><text:span text:style-name="T2">to</text:span><text:span text:style-name="T1"> </text:span><text:span text:style-name="T2">Dick and Dave in da studio, and now we leave you with something rather unusual. <text:s/>Once upon a time in 1983, there was a guy who released a seven inch single with a song on the A-side and a ZX81 program on the B-side. You needed to record the B-side onto a cassette and load the cassette into your ZX81, and what you got was a </text:span>game called <text:span text:style-name="T18">Flying Train</text:span> and a music video for the song<text:span text:style-name="T2">. The name of that ZX81 coder was Chris </text:span><text:span text:style-name="T4">Sievey, who went on to find fame but not fortune as Frank Sidebottom. <text:s/>Anyway, </text:span><text:span text:style-name="T2">Youtube user </text:span><text:a xlink:type="simple" xlink:href="https://www.youtube.com/channel/UCctPIENYu_iRUmTAgiGLNuQ">soundhog09</text:a> <text:span text:style-name="T25">went to a lot of effort to restore it (hat tip to usvsthem where we spotted the link, and here it is: Camoflage by Chris Sievey. <text:s/>Goodbye!</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4-07-02T14:06:45.614316717</dc:date>
    <meta:editing-duration>P0D</meta:editing-duration>
    <meta:editing-cycles>4</meta:editing-cycles>
    <meta:generator>LibreOffice/4.2.5.2$Linux_X86_64 LibreOffice_project/420m0$Build-2</meta:generator>
    <meta:document-statistic meta:table-count="0" meta:image-count="0" meta:object-count="0" meta:page-count="3" meta:paragraph-count="30" meta:word-count="1604" meta:character-count="9001" meta:non-whitespace-character-count="7378"/>
  </office:meta>
</office:document-meta>
</file>